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6.457cm" style:rel-column-width="61297*"/>
    </style:style>
    <style:style style:name="Table1.B" style:family="table-column">
      <style:table-column-properties style:column-width="1.138cm" style:rel-column-width="4238*"/>
    </style:style>
    <style:style style:name="Table1.A1" style:family="table-cell">
      <style:table-cell-properties fo:padding="0.097cm" fo:border="none"/>
    </style:style>
    <style:style style:name="Header" style:family="table">
      <style:table-properties style:width="17.595cm" fo:margin-left="0cm" fo:margin-right="-0.005cm" table:align="margins"/>
    </style:style>
    <style:style style:name="Header.A" style:family="table-column">
      <style:table-column-properties style:column-width="2.007cm" style:rel-column-width="7476*"/>
    </style:style>
    <style:style style:name="Header.B" style:family="table-column">
      <style:table-column-properties style:column-width="7.087cm" style:rel-column-width="26397*"/>
    </style:style>
    <style:style style:name="Header.C" style:family="table-column">
      <style:table-column-properties style:column-width="8.5cm" style:rel-column-width="31662*"/>
    </style:style>
    <style:style style:name="Header.A1" style:family="table-cell">
      <style:table-cell-properties fo:background-color="transparent" fo:padding="0.097cm" fo:border="none">
        <style:background-image/>
      </style:table-cell-properties>
    </style:style>
    <style:style style:name="Header.4" style:family="table-row">
      <style:table-row-properties style:min-row-height="0.736cm"/>
    </style:style>
    <style:style style:name="Header.5" style:family="table-row">
      <style:table-row-properties style:min-row-height="0.596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023cm" style:rel-column-width="7537*"/>
    </style:style>
    <style:style style:name="Table3.B" style:family="table-column">
      <style:table-column-properties style:column-width="15.566cm" style:rel-column-width="57998*"/>
    </style:style>
    <style:style style:name="Table3.1" style:family="table-row">
      <style:table-row-properties style:min-row-height="3.043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083cm" style:rel-column-width="7761*"/>
    </style:style>
    <style:style style:name="Table4.B" style:family="table-column">
      <style:table-column-properties style:column-width="15.506cm" style:rel-column-width="57774*"/>
    </style:style>
    <style:style style:name="Table4.A1" style:family="table-cell">
      <style:table-cell-properties style:vertical-align="" fo:padding="0.097cm" fo:border="none"/>
    </style:style>
    <style:style style:name="Table2" style:family="table">
      <style:table-properties style:width="17.614cm" fo:margin-left="0cm" fo:margin-right="-0.025cm" table:align="margins"/>
    </style:style>
    <style:style style:name="Table2.A" style:family="table-column">
      <style:table-column-properties style:column-width="9.185cm" style:rel-column-width="34171*"/>
    </style:style>
    <style:style style:name="Table2.B" style:family="table-column">
      <style:table-column-properties style:column-width="8.43cm" style:rel-column-width="31364*"/>
    </style:style>
    <style:style style:name="Table2.A1" style:family="table-cell">
      <style:table-cell-properties style:vertical-align="" fo:padding="0cm" fo:border="none"/>
    </style:style>
    <style:style style:name="Table2.B1" style:family="table-cell">
      <style:table-cell-properties fo:padding="0cm" fo:border="none"/>
    </style:style>
    <style:style style:name="P1" style:family="paragraph" style:parent-style-name="Text_20_body">
      <style:paragraph-properties fo:margin-left="0.201cm" fo:margin-right="0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Times New Roman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464646"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margin-left="0.201cm" fo:margin-right="0cm" fo:margin-top="0cm" fo:margin-bottom="0cm" loext:contextual-spacing="false" fo:text-indent="3.406cm" style:auto-text-indent="false"/>
    </style:style>
    <style:style style:name="P18" style:family="paragraph" style:parent-style-name="Text_20_body" style:master-page-name="">
      <style:paragraph-properties fo:margin-left="0.201cm" fo:margin-right="0cm" fo:margin-top="0cm" fo:margin-bottom="0cm" loext:contextual-spacing="false" fo:text-indent="3.406cm" style:auto-text-indent="false" style:page-number="auto"/>
    </style:style>
    <style:style style:name="P19" style:family="paragraph" style:parent-style-name="Standard">
      <style:paragraph-properties fo:margin-left="0.099cm" fo:margin-right="0.099cm" fo:text-align="justify" style:justify-single-word="false" fo:text-indent="1.422cm" style:auto-text-indent="false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52207" officeooo:paragraph-rsid="001522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4d4d4d" style:font-name="Times New Roman"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{kejaksaan}</text:p>
          </table:table-cell>
          <table:table-cell table:style-name="Table1.A1" office:value-type="string">
            <text:p text:style-name="P5">P-22</text:p>
          </table:table-cell>
        </table:table-row>
      </table:table>
      <text:p text:style-name="P9"><text:tab/><text:tab/><text:tab/><text:tab/><text:tab/><text:tab/><text:tab/> <text:s text:c="20"/></text:p>
      <table:table table:name="Header" table:style-name="Header">
        <table:table-column table:style-name="Header.A"/>
        <table:table-column table:style-name="Header.B"/>
        <table:table-column table:style-name="Header.C"/>
        <table:table-row>
          <table:table-cell table:style-name="Header.A1" office:value-type="string">
            <text:p text:style-name="P3">Nomor <text:s text:c="3"/>:</text:p>
          </table:table-cell>
          <table:table-cell table:style-name="Header.A1" office:value-type="string">
            <text:p text:style-name="P3">{nomor}</text:p>
          </table:table-cell>
          <table:table-cell table:style-name="Header.A1" office:value-type="string">
            <text:p text:style-name="P8">{dikeluarkan}, {tgl_dikeluarkan}</text:p>
          </table:table-cell>
        </table:table-row>
        <table:table-row>
          <table:table-cell table:style-name="Header.A1" office:value-type="string">
            <text:p text:style-name="P3">Sifat <text:s text:c="7"/>:</text:p>
          </table:table-cell>
          <table:table-cell table:style-name="Header.A1" office:value-type="string">
            <text:p text:style-name="P3">{sifat}</text:p>
          </table:table-cell>
          <table:table-cell table:style-name="Header.A1" office:value-type="string">
            <text:p text:style-name="P5">KEPADA YTH.</text:p>
          </table:table-cell>
        </table:table-row>
        <table:table-row>
          <table:table-cell table:style-name="Header.A1" office:value-type="string">
            <text:p text:style-name="P3">Lampiran:</text:p>
          </table:table-cell>
          <table:table-cell table:style-name="Header.A1" office:value-type="string">
            <text:p text:style-name="P3"><text:s/>{lampiran}</text:p>
          </table:table-cell>
          <table:table-cell table:style-name="Header.A1" office:value-type="string">
            <text:p text:style-name="P8">{kepada}</text:p>
          </table:table-cell>
        </table:table-row>
        <table:table-row table:style-name="Header.4">
          <table:table-cell table:style-name="Header.A1" office:value-type="string">
            <text:p text:style-name="P3">Perihal <text:s text:c="3"/>:</text:p>
          </table:table-cell>
          <table:table-cell table:style-name="Header.A1" office:value-type="string">
            <text:p text:style-name="P13">Penyerahan tersangka dan barang bukti</text:p>
          </table:table-cell>
          <table:table-cell table:style-name="Header.A1" office:value-type="string">
            <text:p text:style-name="P5">DI-</text:p>
          </table:table-cell>
        </table:table-row>
        <table:table-row table:style-name="Header.5">
          <table:table-cell table:style-name="Header.A1" office:value-type="string">
            <text:p text:style-name="P3"/>
          </table:table-cell>
          <table:table-cell table:style-name="Header.A1" office:value-type="string">
            <text:p text:style-name="P11"/>
          </table:table-cell>
          <table:table-cell table:style-name="Header.A1" office:value-type="string">
            <text:p text:style-name="P3">{di_tempat}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15"><text:s text:c="14"/><text:span text:style-name="T3">Sehubungan dengan <text:s/>berkas <text:s/>perkara <text:s/>No. {nomorpengirimanberkas} tanggal {tanggalpengirimanberkas} atas nama {nama}, <text:s/>yang disangka <text:s text:c="2"/>melanggar {pasal}, yang dikembalikan dengan petunjuk kami <text:s/>kepada Saudara untuk dilakukan penyidikan tambahan <text:s/>sesuai dengan surat <text:s/>kami <text:s/>No {nomorP19} tanggal {tanggalP19} (P-19), <text:s/>dan berkas perkara <text:s/>tersebut <text:s/>telah <text:s text:c="4"/>kami <text:s text:c="2"/>terima <text:s/>kembali <text:s text:c="3"/>dari <text:s text:c="3"/>Saudara <text:s text:c="3"/>pada <text:s text:c="3"/>tanggal {tglterimaberkasMax}. Setelah kami <text:s/>teliti ternyata berkas perkara tersebut masih belum lengkap.</text:span>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/>
            <text:p text:style-name="P12"/>
          </table:table-cell>
          <table:table-cell table:style-name="Table4.A1" office:value-type="string">
            <text:p text:style-name="P15"><text:span text:style-name="T1"><text:s text:c="8"/></text:span><text:s text:c="5"/><text:span text:style-name="T2">Sesuai dengan ketentuan pasal 27 ayat (l) <text:s/>d Undang-Undang Nomor 5 Tahun </text:span>1991 jo <text:s/>Pasal 139 KUHAP <text:s/>kami akan melengkapi berkas <text:s/>perkara tersebut dengan melakukan pcmeriksaan tambahan.</text:p>
            <text:p text:style-name="P19">Untuk itu diminta dengan hormat agar Saudara menyerahkan tersangka dan barang bukti kepada kami.</text:p>
            <text:p text:style-name="Standard"/>
          </table:table-cell>
        </table:table-row>
      </table:table>
      <text:p text:style-name="P18">Demikian untuk dimaklumi.</text:p>
      <text:p text:style-name="P17"/>
      <text:p text:style-name="P17"/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>{kepala}</text:p>
            <text:p text:style-name="P21">SELAKU PENUNTUT UMUM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7">{nama_penandatangan}</text:p>
            <text:p text:style-name="P4">{pangkat} NIP. {nip_penandatangan}</text:p>
          </table:table-cell>
        </table:table-row>
      </table:table>
      <text:p text:style-name="P1"/>
      <text:p text:style-name="P1">Tembusan </text:p>
      <text:p text:style-name="P1">[!-- BEGIN tembusan --]{urutan_tembusan}. {nama_tembusan}</text:p>
      <text:p text:style-name="P1">[!-- END tembusan --]</text:p>
      <text:p text:style-name="Standard"/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08:18:14.94</meta:creation-date>
    <dc:date>2016-07-18T15:47:45.982000000</dc:date>
    <meta:editing-duration>PT15H19M26S</meta:editing-duration>
    <meta:editing-cycles>135</meta:editing-cycles>
    <meta:generator>LibreOfficeDev/5.2.0.0.beta2$Windows_x86 LibreOffice_project/a83fc06803e11f27e95c809fdfacbbd0377ff7d0</meta:generator>
    <meta:document-statistic meta:table-count="5" meta:image-count="0" meta:object-count="0" meta:page-count="1" meta:paragraph-count="28" meta:word-count="146" meta:character-count="1228" meta:non-whitespace-character-count="1002"/>
  </office:meta>
</office:document-meta>
</file>